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Microsoft YaHei Light" svg:font-family="'Microsoft YaHei Light'" style:font-family-generic="modern" style:font-pitch="fixed"/>
    <style:font-face style:name="Playfair Display" svg:font-family="'Playfair Displa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bottom" draw:auto-grow-height="false" draw:fit-to-size="false" style:shrink-to-fit="false" fo:min-height="0cm" fo:min-width="0cm" fo:padding-top="0.125cm" fo:padding-bottom="0.125cm" fo:padding-left="4.7cm" fo:padding-right="0.25cm" fo:wrap-option="wrap"/>
    </style:style>
    <style:style style:name="gr2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bottom" draw:auto-grow-height="false" draw:fit-to-size="false" style:shrink-to-fit="false" fo:min-height="0cm" fo:min-width="0cm" fo:padding-top="0.125cm" fo:padding-bottom="0.125cm" fo:padding-left="17.4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bottom" draw:auto-grow-height="false" draw:fit-to-size="false" style:shrink-to-fit="false" fo:min-height="0cm" fo:min-width="0cm" fo:padding-top="0.125cm" fo:padding-bottom="0.125cm" fo:padding-left="3.9cm" fo:padding-right="0.25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>
      <style:graphic-properties style:protect="size"/>
    </style:style>
    <style:style style:name="pr1" style:family="presentation" style:parent-style-name="Título_20_y_20_objetos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layfair Display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layfair Display" fo:font-size="16pt" fo:letter-spacing="normal" fo:font-style="normal" style:text-underline-style="none" fo:font-weight="normal" style:font-name-asian="Microsoft YaHei Ligh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layfair Displ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y_20_objetos" presentation:presentation-page-layout-name="AL1T11">
        <draw:custom-shape draw:name="Rectángulo 60" draw:style-name="gr1" draw:text-style-name="P2" draw:layer="layout" svg:width="7.672cm" svg:height="4.665cm" svg:x="25.424cm" svg:y="10.195cm">
          <text:p text:style-name="P1"><text:span text:style-name="T1">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9" draw:style-name="gr2" draw:text-style-name="P2" draw:layer="layout" svg:width="6.342cm" svg:height="4.665cm" svg:x="12.323cm" svg:y="10.221cm">
          <text:p text:style-name="P1"><text:span text:style-name="T1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8" draw:style-name="gr3" draw:text-style-name="P2" draw:layer="layout" svg:width="20.773cm" svg:height="4.242cm" svg:x="12.323cm" svg:y="5.826cm">
          <text:p text:style-name="P1"><text:span text:style-name="T1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4" draw:text-style-name="P2" draw:layer="layout" svg:width="7.963cm" svg:height="4.623cm" svg:x="5.716cm" svg:y="1.086cm">
          <text:p text:style-name="P1"><text:span text:style-name="T1">Initi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4" draw:style-name="gr5" draw:text-style-name="P3" draw:layer="layout" svg:width="3.922cm" svg:height="2.022cm" svg:x="26.674cm" svg:y="15.547cm">
          <text:p text:style-name="P1"><text:span text:style-name="T2">EN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isco magnético 9" draw:style-name="gr6" draw:text-style-name="P4" draw:layer="layout" svg:width="4.688cm" svg:height="3.141cm" svg:x="6.087cm" svg:y="1.691cm">
          <text:p text:style-name="P1"><text:span text:style-name="T1">Initial plans file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co magnético 20" draw:style-name="gr6" draw:text-style-name="P4" draw:layer="layout" svg:width="4.688cm" svg:height="3.141cm" svg:x="19.68cm" svg:y="6.044cm">
          <text:p text:style-name="P1"><text:span text:style-name="T1">Event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Rectángulo redondeado 23" draw:style-name="gr5" draw:text-style-name="P3" draw:layer="layout" svg:width="5.43cm" svg:height="2.799cm" svg:x="5.716cm" svg:y="6.215cm">
          <text:p text:style-name="P1"><text:span text:style-name="T2">Plan sel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24" draw:style-name="gr6" draw:text-style-name="P4" draw:layer="layout" svg:width="5.43cm" svg:height="2.799cm" svg:x="25.92cm" svg:y="10.686cm">
          <text:p text:style-name="P1"><text:span text:style-name="T2">Agent memory upd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25" draw:style-name="gr6" draw:text-style-name="P4" draw:layer="layout" svg:width="5.43cm" svg:height="2.799cm" svg:x="12.698cm" svg:y="6.215cm">
          <text:p text:style-name="P1"><text:span text:style-name="T2">Plan exec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26" draw:style-name="gr6" draw:text-style-name="P4" draw:layer="layout" svg:width="5.43cm" svg:height="2.799cm" svg:x="25.92cm" svg:y="6.215cm">
          <text:p text:style-name="P1"><text:span text:style-name="T2">Sco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mbo 11" draw:style-name="gr7" draw:text-style-name="P5" draw:layer="layout" svg:width="1.637cm" svg:height="1.637cm" svg:x="21.2cm" svg:y="11.264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ángulo redondeado 27" draw:style-name="gr6" draw:text-style-name="P4" draw:layer="layout" svg:width="5.43cm" svg:height="2.799cm" svg:x="12.698cm" svg:y="10.686cm">
          <text:p text:style-name="P1"><text:span text:style-name="T2">Re-plann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isco magnético 28" draw:style-name="gr6" draw:text-style-name="P4" draw:layer="layout" svg:width="4.688cm" svg:height="3.141cm" svg:x="19.68cm" svg:y="14.987cm">
          <text:p text:style-name="P1"><text:span text:style-name="T1">Final plans file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onector recto de flecha 15" draw:style-name="gr8" draw:text-style-name="P6" draw:layer="layout" svg:width="1.398cm" svg:height="0.001cm" svg:x="4.688cm" svg:y="3.2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redondeado 29" draw:style-name="gr5" draw:text-style-name="P7" draw:layer="layout" svg:width="3.922cm" svg:height="2.022cm" svg:x="0.766cm" svg:y="2.251cm">
          <text:p text:style-name="P1"><text:span text:style-name="T2">BEGI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31" draw:style-name="gr8" draw:text-style-name="P6" draw:layer="layout" svg:width="0.001cm" svg:height="1.381cm" svg:x="8.426cm" svg:y="4.8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33" draw:style-name="gr8" draw:text-style-name="P6" draw:layer="layout" svg:width="1.55cm" svg:height="0.001cm" svg:x="11.147cm" svg:y="7.6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5" draw:style-name="gr8" draw:text-style-name="P6" draw:layer="layout" svg:width="1.55cm" svg:height="0.001cm" svg:x="18.129cm" svg:y="7.6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8" draw:text-style-name="P6" draw:layer="layout" svg:width="1.55cm" svg:height="0.001cm" svg:x="24.369cm" svg:y="7.6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9" draw:style-name="gr8" draw:text-style-name="P6" draw:layer="layout" svg:width="0.001cm" svg:height="1.67cm" svg:x="28.635cm" svg:y="9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1" draw:style-name="gr8" draw:text-style-name="P6" draw:layer="layout" svg:width="3.081cm" svg:height="0.003cm" svg:x="22.831cm" svg:y="12.07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recto de flecha 43" draw:style-name="gr8" draw:text-style-name="P6" draw:layer="layout" svg:width="3.07cm" svg:height="0.003cm" svg:x="18.129cm" svg:y="12.0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angular 45" draw:style-name="gr8" draw:text-style-name="P6" draw:layer="layout" svg:width="4.265cm" svg:height="3.07cm" draw:transform="rotate (-3.14159265358979) translate (12.698cm 12.08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ector recto de flecha 47" draw:style-name="gr8" draw:text-style-name="P6" draw:layer="layout" svg:width="0.005cm" svg:height="2.084cm" svg:x="22.019cm" svg:y="12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8" draw:text-style-name="P6" draw:layer="layout" svg:width="2.304cm" svg:height="0.001cm" svg:x="24.369cm" svg:y="16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angular 51" draw:style-name="gr9" draw:text-style-name="P6" draw:layer="layout" svg:width="1.499cm" svg:height="6.61cm" draw:transform="rotate (-1.5707963267949) translate (22.024cm 9.186cm)">
          <text:p/>
          <draw:enhanced-geometry draw:mirror-horizontal="false" draw:mirror-vertical="false" svg:viewBox="0 0 0 0" draw:text-areas="0 0 ?f2 ?f3" draw:type="ooxml-bentConnector3" draw:modifiers="350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ángulo redondeado 53" draw:style-name="gr5" draw:text-style-name="P3" draw:layer="layout" svg:width="5.43cm" svg:height="2.799cm" svg:x="25.879cm" svg:y="1.355cm">
          <text:p text:style-name="P1"><text:span text:style-name="T2">Analys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angular 55" draw:style-name="gr9" draw:text-style-name="P6" draw:layer="layout" svg:width="1.888cm" svg:height="6.57cm" draw:transform="rotate (-1.5707963267949) translate (28.595cm 4.155cm)">
          <text:p/>
          <draw:enhanced-geometry draw:mirror-horizontal="true" draw:mirror-vertical="true" svg:viewBox="0 0 0 0" draw:text-areas="0 0 ?f2 ?f3" draw:type="ooxml-bentConnector3" draw:modifiers="401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adroTexto 61" draw:style-name="gr10" draw:text-style-name="P3" draw:layer="layout" svg:width="1.557cm" svg:height="0.927cm" svg:x="22.319cm" svg:y="13.297cm">
          <text:p text:style-name="P8"><text:span text:style-name="T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2" draw:style-name="gr10" draw:text-style-name="P3" draw:layer="layout" svg:width="1.473cm" svg:height="1.013cm" svg:x="19.201cm" svg:y="12.102cm">
          <text:p text:style-name="P8"><text:span text:style-name="T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7" draw:style-name="gr10" draw:text-style-name="P3" draw:layer="layout" svg:width="4.406cm" svg:height="0.927cm" svg:x="19.844cm" svg:y="10.32cm">
          <text:p text:style-name="P8"><text:span text:style-name="T1">¿Termin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Microsoft YaHei Light" svg:font-family="'Microsoft YaHei Light'" style:font-family-generic="modern" style:font-pitch="fixed"/>
    <style:font-face style:name="Playfair Display" svg:font-family="'Playfair Displa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single" draw:color="#e7e6e6" draw:distance="0.05cm" draw:rotation="450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Títu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contenid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8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18-11-26">11/26/18</text:date></text:span></text:p>
        </draw:text-box>
      </draw:frame>
      <draw:frame draw:name="Marcador de pie de pá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9</meta:editing-cycles>
    <meta:creation-date>2017-02-24T21:58:51</meta:creation-date>
    <dc:date>2018-11-26T21:44:30.870660221</dc:date>
    <meta:editing-duration>PT36M27S</meta:editing-duration>
    <meta:generator>LibreOffice/6.0.3.2$Linux_X86_64 LibreOffice_project/00m0$Build-2</meta:generator>
    <meta:document-statistic meta:object-count="55"/>
    <meta:user-defined meta:name="AppVersion">15.0000</meta:user-defined>
    <meta:user-defined meta:name="Company">Hewlett-Packard 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